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F000000B5BC18E195.png" manifest:media-type="image/png"/>
  <manifest:file-entry manifest:full-path="Pictures/100002010000015100000068B8D5231D.png" manifest:media-type="image/png"/>
  <manifest:file-entry manifest:full-path="Pictures/100002010000008000000079780602B2.png" manifest:media-type="image/png"/>
  <manifest:file-entry manifest:full-path="Pictures/1000020100000214000001F7B4CCDC6E.png" manifest:media-type="image/png"/>
  <manifest:file-entry manifest:full-path="Pictures/1000020100000268000000BF2EF058EB.png" manifest:media-type="image/png"/>
  <manifest:file-entry manifest:full-path="Pictures/100002010000020E0000030B0A91F334.png" manifest:media-type="image/png"/>
  <manifest:file-entry manifest:full-path="Pictures/100002010000014A000000602AD3B7C0.png" manifest:media-type="image/png"/>
  <manifest:file-entry manifest:full-path="Pictures/10000000000005DC000000714E9F20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cm" fo:padding-bottom="0cm" fo:padding-left="0cm" fo:padding-right="0cm" fo:wrap-option="no-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6" draw:layer="layout" svg:width="21.583cm" svg:height="2.533cm" svg:x="1.905cm" svg:y="1.482cm">
          <text:p text:style-name="P7"><text:span text:style-name="T7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21.583cm" svg:height="12.058cm" svg:x="1.905cm" svg:y="4.445cm">
          <text:list text:style-name="">
            <text:list-header>
              <text:p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6" draw:layer="layout" svg:width="17.265cm" svg:height="12.567cm" svg:x="2.159cm" svg:y="13.271cm" presentation:class="notes" presentation:user-transformed="true">
            <draw:text-box>
              <text:p><text:span text:style-name="T8">1. </text:span></text:p>
              <text:p><text:span text:style-name="T8">You've almost made it. This is the final rush, where we explore the fundamentals of the </text:span></text:p>
              <text:p><text:span text:style-name="T8">Ensembl REST API.</text:span></text:p>
              <text:p><text:span text:style-name="T8"/></text:p>
              <text:p><text:span text:style-name="T8">2.</text:span></text:p>
              <text:p><text:span text:style-name="T8">We'll first see what's a REST API and how to make requests to it. </text:span></text:p>
              <text:p><text:span text:style-name="T8">We'll then explore the specific documentation that comes with the Ensembl REST API.</text:span></text:p>
              <text:p><text:span text:style-name="T8">Then how to create URLs, i.e. to build the requests for extracting data using the Ensembl API,</text:span></text:p>
              <text:p><text:span text:style-name="T8">various input parameters and how to request for specific output formats, and finally how to </text:span></text:p>
              <text:p><text:span text:style-name="T8">make requests using the programming language of your choice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4-27T10:57:30</dc:date>
    <dc:creator>Alessandro </dc:creator>
    <meta:editing-duration>PT6H25M3S</meta:editing-duration>
    <meta:editing-cycles>39</meta:editing-cycles>
    <meta:document-statistic meta:object-count="73"/>
  </office:meta>
</office:document-meta>
</file>